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Standard">
      <style:paragraph-properties fo:margin-top="0cm" fo:margin-bottom="0.499cm"/>
    </style:style>
    <style:style style:name="P7" style:family="paragraph" style:parent-style-name="Preformatted_20_Text" style:list-style-name="L3"/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 style:list-style-name="L3">
      <style:paragraph-properties style:writing-mode="lr-tb"/>
    </style:style>
    <style:style style:name="P10" style:family="paragraph" style:parent-style-name="Preformatted_20_Text">
      <style:paragraph-properties fo:margin-top="0cm" fo:margin-bottom="0.499cm" style:writing-mode="lr-tb"/>
    </style:style>
    <style:style style:name="P11" style:family="paragraph" style:parent-style-name="Preformatted_20_Text" style:list-style-name="L3">
      <style:paragraph-properties fo:margin-top="0cm" fo:margin-bottom="0.499cm"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@GetMapping("/list123") </text:p>
      <text:p text:style-name="P6">List&lt;ShopDbase&gt; list(Model model){ </text:p>
      <text:p text:style-name="P6">List&lt;ShopDbase&gt; result = shopRepository.findAll();</text:p>
      <text:p text:style-name="P6"><text:s/>model.addAttribute("item",result);</text:p>
      <text:p text:style-name="P6"><text:s/>return result; }</text:p>
      <text:p text:style-name="P6"/>
      <text:p text:style-name="P6"><text:s/>&lt;div class="items" th:each="EA:{item}"&gt; </text:p>
      <text:p text:style-name="P6">&lt;a th:text="${EA.title}"&gt;&lt;/a&gt; </text:p>
      <text:p text:style-name="P6">&lt;a th:text="${EA.price}"&gt;&lt;/a&gt; </text:p>
      <text:p text:style-name="P6">&lt;a th:text="${EA.color}"&gt;&lt;/a&gt; </text:p>
      <text:p text:style-name="P6">&lt;a th:text="${EA.shape}"&gt;&lt;/a&gt; </text:p>
      <text:p text:style-name="P6">&lt;a th:text="${EA.age}"&gt;&lt;/a&gt; </text:p>
      <text:p text:style-name="P6">&lt;/div&gt;</text:p>
      <text:p text:style-name="P6"><text:s/>Error resolving template [list123], template might not exist or might not be accessible by any of the configured Template Resolvers org.thymeleaf.exceptions.TemplateInputException: Error resolving template [list123], template might not exist or might not be accessible by any of the configured Template Resolvers </text:p>
      <text:p text:style-name="P6">이런 에러가 생겨 뭐가 잘못된 거야?</text:p>
      <text:h text:style-name="Heading_20_6" text:outline-level="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이 오류는 스프링 부트에서 <text:span text:style-name="Source_20_Text">Thymeleaf</text:span> 템플릿을 찾을 수 없기 때문에 발생합니다. 문제를 해결하기 위해 아래 사항을 확인해 보세요:</text:p>
      <text:h text:style-name="Heading_20_3" text:outline-level="3">1. 템플릿 파일 확인</text:h>
      <text:list xml:id="list2138811185538823822" text:style-name="L1">
        <text:list-item>
          <text:p text:style-name="P5"><text:span text:style-name="Source_20_Text">list123.html</text:span> 파일이 <text:span text:style-name="Source_20_Text">src/main/resources/templates/</text:span> 디렉토리에 존재하는지 확인하세요.</text:p>
        </text:list-item>
        <text:list-item>
          <text:p text:style-name="P1">파일 이름이 정확하게 <text:span text:style-name="Source_20_Text">list123.html</text:span>인지 확인합니다. 파일 이름이 대소문자나 철자가 틀린 경우에도 이 오류가 발생할 수 있습니다.</text:p>
        </text:list-item>
      </text:list>
      <text:h text:style-name="Heading_20_3" text:outline-level="3">2. 컨트롤러 메서드의 반환 타입 수정</text:h>
      <text:p text:style-name="Text_20_body">현재 <text:span text:style-name="Source_20_Text">list()</text:span> 메서드가 <text:span text:style-name="Source_20_Text">List&lt;ShopDbase&gt;</text:span>를 반환하도록 되어 있습니다. 이 경우 스프링은 템플릿을 렌더링하지 않고 단순히 JSON이나 XML 형식으로 데이터를 반환하려고 시도합니다. 하지만, 템플릿을 렌더링하기 위해서는 메서드가 <text:span text:style-name="Source_20_Text">String</text:span>을 반환하고, 템플릿의 이름을 반환해야 합니다.</text:p>
      <text:p text:style-name="Text_20_body">컨트롤러 메서드를 다음과 같이 수정해 보세요:</text:p>
      <text:p text:style-name="Preformatted_20_Text">java</text:p>
      <text:p text:style-name="Preformatted_20_Text">코드 복사</text:p>
      <text:p text:style-name="P8"><text:span text:style-name="Source_20_Text">@GetMapping("/list123")</text:span></text:p>
      <text:p text:style-name="P8"><text:span text:style-name="Source_20_Text">String list(Model model){</text:span></text:p>
      <text:p text:style-name="P8"><text:span text:style-name="Source_20_Text"><text:s text:c="4"/>List&lt;ShopDbase&gt; result = shopRepository.findAll();</text:span></text:p>
      <text:p text:style-name="P8"><text:span text:style-name="Source_20_Text"><text:s text:c="4"/>model.addAttribute("item", result);</text:span></text:p>
      <text:p text:style-name="P8"><text:span text:style-name="Source_20_Text"><text:s text:c="4"/>return "list123"; // 템플릿 파일 이름을 반환</text:span></text:p>
      <text:p text:style-name="P10"><text:span text:style-name="Source_20_Text">}</text:span></text:p>
      <text:h text:style-name="Heading_20_3" text:outline-level="3">3. Thymeleaf 템플릿 수정</text:h>
      <text:p text:style-name="Text_20_body">템플릿에서 사용한 <text:span text:style-name="Source_20_Text">th:each</text:span> 구문이 제대로 작동하려면, <text:span text:style-name="Source_20_Text">th:each</text:span>의 표현식에서 사용된 변수와 컨트롤러에서 전달된 데이터가 일치해야 합니다.</text:p>
      <text:p text:style-name="Text_20_body">아래와 같이 템플릿에서 <text:span text:style-name="Source_20_Text">th:each</text:span> 구문을 수정해 보세요:</text:p>
      <text:p text:style-name="Preformatted_20_Text">html</text:p>
      <text:p text:style-name="Preformatted_20_Text">코드 복사</text:p>
      <text:p text:style-name="P8"><text:span text:style-name="Source_20_Text">&lt;div class="items" th:each="EA : ${item}"&gt;</text:span></text:p>
      <text:p text:style-name="P8"><text:span text:style-name="Source_20_Text"><text:s text:c="4"/>&lt;a th:text="${EA.title}"&gt;&lt;/a&gt;</text:span></text:p>
      <text:p text:style-name="P8"><text:span text:style-name="Source_20_Text"><text:s text:c="4"/>&lt;a th:text="${EA.price}"&gt;&lt;/a&gt;</text:span></text:p>
      <text:p text:style-name="P8"><text:span text:style-name="Source_20_Text"><text:s text:c="4"/>&lt;a th:text="${EA.color}"&gt;&lt;/a&gt;</text:span></text:p>
      <text:p text:style-name="P8"><text:span text:style-name="Source_20_Text"><text:s text:c="4"/>&lt;a th:text="${EA.shape}"&gt;&lt;/a&gt;</text:span></text:p>
      <text:p text:style-name="P8"><text:span text:style-name="Source_20_Text"><text:s text:c="4"/>&lt;a th:text="${EA.age}"&gt;&lt;/a&gt;</text:span></text:p>
      <text:p text:style-name="P10"><text:span text:style-name="Source_20_Text">&lt;/div&gt;</text:span></text:p>
      <text:list xml:id="list4036526722536008842" text:style-name="L2">
        <text:list-item>
          <text:p text:style-name="P2"><text:span text:style-name="Source_20_Text">EA:{item}</text:span>를 <text:span text:style-name="Source_20_Text">EA : ${item}</text:span>으로 수정합니다. <text:span text:style-name="Source_20_Text">th:each</text:span> 구문에서 <text:span text:style-name="Source_20_Text">{item}</text:span>은 모델 속성에 접근하기 위한 표현식이므로 <text:span text:style-name="Source_20_Text">${}</text:span>를 사용해야 합니다.</text:p>
        </text:list-item>
      </text:list>
      <text:p text:style-name="Text_20_body"><text:soft-page-break/>이렇게 수정한 후 다시 애플리케이션을 실행해 보세요. 위 사항들을 수정하면 템플릿을 올바르게 렌더링할 수 있게 될 것입니다.</text:p>
      <text:p text:style-name="Text_20_body"/>
      <text:p text:style-name="Text_20_body"/>
      <text:p text:style-name="Text_20_body"/>
      <text:h text:style-name="Heading_20_5" text:outline-level="5">나의 말:</text:h>
      <text:p text:style-name="Text_20_body">list123.html파일은 src/main/resources/templates/shopping에 있어</text:p>
      <text:p text:style-name="Text_20_body"/>
      <text:p text:style-name="Text_20_body"><text:span text:style-name="Source_20_Text">list123.html</text:span> 파일이 <text:span text:style-name="Source_20_Text">src/main/resources/templates/shopping/</text:span>에 위치해 있다면, 스프링 부트에서 이 파일을 접근할 수 있도록 컨트롤러에서 경로를 정확하게 지정해 주어야 합니다.</text:p>
      <text:h text:style-name="Heading_20_3" text:outline-level="3">해결 방법:</text:h>
      <text:list xml:id="list5623050862987603734" text:style-name="L3">
        <text:list-item>
          <text:p text:style-name="P3"><text:span text:style-name="Strong_20_Emphasis">템플릿 경로 포함</text:span>:</text:p>
          <text:list>
            <text:list-item>
              <text:p text:style-name="P3">컨트롤러 메서드에서 템플릿 파일의 경로를 정확하게 지정해야 합니다. <text:span text:style-name="Source_20_Text">list123.html</text:span> 파일이 <text:span text:style-name="Source_20_Text">shopping</text:span> 폴더에 있으므로, 컨트롤러 메서드에서 반환할 때 경로를 포함시켜야 합니다.</text:p>
            </text:list-item>
          </text:list>
          <text:p text:style-name="P7">java</text:p>
          <text:p text:style-name="P7">코드 복사</text:p>
          <text:p text:style-name="P9"><text:span text:style-name="Source_20_Text">@GetMapping("/list123")</text:span></text:p>
          <text:p text:style-name="P9"><text:span text:style-name="Source_20_Text">public String list(Model model){</text:span></text:p>
          <text:p text:style-name="P9"><text:span text:style-name="Source_20_Text"><text:s text:c="4"/>List&lt;ShopDbase&gt; result = shopRepository.findAll();</text:span></text:p>
          <text:p text:style-name="P9"><text:span text:style-name="Source_20_Text"><text:s text:c="4"/>model.addAttribute("item", result);</text:span></text:p>
          <text:p text:style-name="P9"><text:span text:style-name="Source_20_Text"><text:s text:c="4"/>return "shopping/list.html"; <text:s/>// 'shopping/' 경로 포함</text:span></text:p>
          <text:p text:style-name="P11"><text:span text:style-name="Source_20_Text">}</text:span></text:p>
        </text:list-item>
        <text:list-item>
          <text:p text:style-name="P3"><text:span text:style-name="Strong_20_Emphasis">디렉토리 구조 확인</text:span>:</text:p>
          <text:list>
            <text:list-item>
              <text:p text:style-name="P3"><text:span text:style-name="Source_20_Text">src/main/resources/templates/shopping/list123.html</text:span> 경로에 <text:span text:style-name="Source_20_Text">list123.html</text:span> 파일이 정확히 있는지 다시 확인합니다. 경로가 올바른지, 파일이 존재하는지 확인하세요.</text:p>
            </text:list-item>
          </text:list>
        </text:list-item>
      </text:list>
      <text:h text:style-name="Heading_20_3" text:outline-level="3">요약:</text:h>
      <text:list xml:id="list3921131777479075251" text:style-name="L4">
        <text:list-item>
          <text:p text:style-name="P4"><text:span text:style-name="Source_20_Text">list123.html</text:span> 파일이 <text:span text:style-name="Source_20_Text">templates/shopping/</text:span> 폴더에 있으므로, 컨트롤러에서 템플릿 경로를 <text:span text:style-name="Source_20_Text">shopping/list123</text:span>으로 설정해야 합니다. 이렇게 하면 스프링 부트가 올바른 위치의 템플릿을 찾을 수 있습니다.</text:p>
        </text:list-item>
      </text:list>
      <text:p text:style-name="Text_20_body">이제 애플리케이션을 다시 실행해 보세요. 이렇게 하면 <text:span text:style-name="Source_20_Text">list123.html</text:span> 템플릿이 올바르게 로드될 것입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바탕1" style:font-size-asian="10pt" style:font-weight-asian="bold" style:font-name-complex="Arial1" style:font-size-complex="10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9T11:12:35.96</meta:creation-date>
    <dc:date>2024-08-29T21:02:50.76</dc:date>
    <meta:editing-duration>PT9H50M14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3" meta:paragraph-count="63" meta:word-count="929" meta:character-count="2679"/>
  </office:meta>
</office:document-meta>
</file>